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cm" drawooo:fontwork-start="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7.83cm" fo:min-width="9.702cm" fo:padding-top="0.165cm" fo:padding-bottom="0.165cm" fo:padding-left="0.29cm" fo:padding-right="0.29cm" draw:shadow="hidden" drawooo:fontwork-style="rotate" drawooo:fontwork-adjust="left" drawooo:fontwork-distance="-0.8cm" drawooo:fontwork-start="22.2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482cm" fo:min-width="10.391cm" fo:padding-top="0.165cm" fo:padding-bottom="0.165cm" fo:padding-left="0.29cm" fo:padding-right="0.29cm" draw:shadow="hidden" drawooo:fontwork-style="rotate" drawooo:fontwork-adjust="right" drawooo:fontwork-distance="-1cm" drawooo:fontwork-start="-4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0.306cm" fo:min-width="10.038cm" fo:padding-top="0.165cm" fo:padding-bottom="0.165cm" fo:padding-left="0.29cm" fo:padding-right="0.29cm" draw:shadow="hidden" drawooo:fontwork-style="rotate" drawooo:fontwork-adjust="right" drawooo:fontwork-distance="-1cm" drawooo:fontwork-start="22.9cm" drawooo:fontwork-shadow-offset-x="0cm" drawooo:fontwork-shadow-offset-y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309cm" drawooo:fontwork-distance="-0.8cm" drawooo:fontwork-start="22.9cm" drawooo:fontwork-shadow-offset-x="0cm" drawooo:fontwork-shadow-offset-y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28pt" style:font-size-asian="28pt" style:font-size-complex="28pt"/>
    </style:style>
    <style:style style:name="P4" style:family="paragraph">
      <style:text-properties fo:font-size="30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30pt" style:font-size-asian="26pt" style:font-size-complex="26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true" form:apply-design-mode="false"/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<text:s text:c="71"/></text:span><text:span text:style-name="T1">Counting numbers</text:span></text:p>
        </draw:path>
        <draw:path draw:style-name="gr2" draw:text-style-name="P3" draw:layer="layout" svg:width="16.999cm" svg:height="7.749cm" svg:x="8cm" svg:y="9.094cm" svg:viewBox="0 0 17000 7750" svg:d="M17000 3875c5 680-383 1349-1124 1938-743 589-1812 1078-3102 1418-1289 340-2753 519-4245 519s-2960-179-4255-519c-1294-340-2371-829-3121-1418s-1148-1258-1153-1938 383-1348 1125-1937 1811-1079 3101-1419c1289-340 2753-519 4245-519 1493 0 2960 179 4255 519 1294 340 2371 830 3121 1419 751 589 1148 1257 1153 1937z">
          <text:p text:style-name="P1"><text:span text:style-name="T2"><text:s text:c="23"/></text:span><text:span text:style-name="T2">Numbers with 4-letter na</text:span><text:span text:style-name="T2">m</text:span><text:span text:style-name="T2">e</text:span><text:span text:style-name="T2">s</text:span></text:p>
        </draw:path>
        <draw:path draw:style-name="gr3" draw:text-style-name="P2" draw:layer="layout" svg:width="12.54cm" svg:height="12.458cm" draw:transform="skewX (0.00942477796076937) rotate (2.01184102877386) translate (5.26844612228187cm 21.0268169601146cm)" svg:viewBox="0 0 12541 12459" svg:d="M12541 6229c4 1093-281 2168-827 3115-547 948-1336 1734-2286 2280-952 548-2032 835-3133 835-1100 1-2182-287-3138-834-955-546-1750-1332-2304-2279-555-947-849-2022-853-3116-4-1093 281-2168 827-3114 547-947 1336-1734 2286-2281 952-546 2031-835 3132-835s2183 288 3138 834c956 547 1751 1334 2305 2281 554 946 849 2020 853 3114z">
          <text:p text:style-name="P1"><text:span text:style-name="T1">Odd Numbers</text:span></text:p>
        </draw:path>
        <draw:path draw:style-name="gr4" draw:text-style-name="P2" draw:layer="layout" svg:width="15.802cm" svg:height="15.946cm" draw:transform="skewX (-0.00872664625997164) rotate (-2.01149196292347) translate (28.6120699328383cm 6.31617485447597cm)" svg:viewBox="0 0 15803 15947" svg:d="M15802 7973c7 1400-353 2776-1041 3987-689 1213-1682 2219-2880 2919s-2559 1068-3946 1068-2751-369-3955-1069c-1205-700-2206-1706-2904-2919-700-1211-1070-2587-1076-3986-5-1399 353-2775 1042-3986 688-1213 1682-2219 2880-2919s2559-1068 3947-1068c1386 0 2750 369 3955 1068 1203 700 2205 1707 2904 2919 698 1212 1069 2588 1074 3986z">
          <text:p text:style-name="P1"><text:span text:style-name="T1"><text:s text:c="62"/></text:span><text:span text:style-name="T1">Numbers less than 8</text:span></text:p>
        </draw:path>
        <draw:frame draw:style-name="gr5" draw:text-style-name="P5" draw:layer="layout" svg:width="0.963cm" svg:height="1.424cm" svg:x="12.037cm" svg:y="11.733cm">
          <draw:text-box>
            <text:p text:style-name="P4"><text:span text:style-name="T3">5</text:span></text:p>
          </draw:text-box>
        </draw:frame>
        <draw:frame draw:style-name="gr6" draw:text-style-name="P5" draw:layer="layout" svg:width="3.148cm" svg:height="1.424cm" svg:x="22.75cm" svg:y="17.5cm">
          <draw:text-box>
            <text:p text:style-name="P4"><text:span text:style-name="T3">10858</text:span></text:p>
          </draw:text-box>
        </draw:frame>
        <draw:frame draw:style-name="gr7" draw:text-style-name="P5" draw:layer="layout" svg:width="1.031cm" svg:height="1.424cm" svg:x="8.75cm" svg:y="12.5cm">
          <draw:text-box>
            <text:p text:style-name="P4"><text:span text:style-name="T3">9</text:span></text:p>
          </draw:text-box>
        </draw:frame>
        <draw:frame draw:style-name="gr8" draw:text-style-name="P5" draw:layer="layout" svg:width="1.425cm" svg:height="1.424cm" svg:x="10.825cm" svg:y="8.5cm">
          <draw:text-box>
            <text:p text:style-name="P4"><text:span text:style-name="T3">7</text:span></text:p>
          </draw:text-box>
        </draw:frame>
        <draw:frame draw:style-name="gr9" draw:text-style-name="P5" draw:layer="layout" svg:width="1.75cm" svg:height="1.424cm" svg:x="17cm" svg:y="5.25cm">
          <draw:text-box>
            <text:p text:style-name="P4"><text:span text:style-name="T3">2</text:span></text:p>
          </draw:text-box>
        </draw:frame>
        <draw:frame draw:style-name="gr10" draw:text-style-name="P5" draw:layer="layout" svg:width="3.5cm" svg:height="1.5cm" svg:x="4.25cm" svg:y="10.75cm">
          <draw:text-box>
            <text:p text:style-name="P4"><text:span text:style-name="T3">17</text:span></text:p>
          </draw:text-box>
        </draw:frame>
        <draw:frame draw:style-name="gr7" draw:text-style-name="P5" draw:layer="layout" svg:width="1.031cm" svg:height="1.424cm" svg:x="17.287cm" svg:y="12.75cm">
          <draw:text-box>
            <text:p text:style-name="P4"><text:span text:style-name="T3">4</text:span></text:p>
          </draw:text-box>
        </draw:frame>
        <draw:frame draw:style-name="gr11" draw:text-style-name="P5" draw:layer="layout" svg:width="2.175cm" svg:height="2.597cm" svg:x="8cm" svg:y="3.403cm">
          <draw:text-box>
            <text:p text:style-name="P4"><text:span text:style-name="T3">42</text:span></text:p>
          </draw:text-box>
        </draw:frame>
        <draw:frame draw:style-name="gr11" draw:text-style-name="P5" draw:layer="layout" svg:width="2.5cm" svg:height="2.597cm" svg:x="5.5cm" svg:y="15.25cm">
          <draw:text-box>
            <text:p text:style-name="P4"><text:span text:style-name="T3">83</text:span></text:p>
          </draw:text-box>
        </draw:frame>
        <draw:frame draw:style-name="gr7" draw:text-style-name="P5" draw:layer="layout" svg:width="1.031cm" svg:height="1.424cm" svg:x="19.825cm" svg:y="6.25cm">
          <draw:text-box>
            <text:p text:style-name="P4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font-name="Liberation Sans" fo:font-family="'Liberation Sans'" style:font-family-generic="roman" style:font-pitch="variable" fo:font-size="18pt" fo:font-style="normal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13:26:31.060000000</meta:creation-date>
    <dc:date>2022-07-18T17:59:58.229839281</dc:date>
    <meta:editing-duration>PT17M25S</meta:editing-duration>
    <meta:editing-cycles>3</meta:editing-cycles>
    <meta:generator>LibreOffice/7.3.4.2$Linux_X86_64 LibreOffice_project/30$Build-2</meta:generator>
    <meta:document-statistic meta:object-count="14"/>
  </office:meta>
</office:document-meta>
</file>